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5" style:family="paragraph" style:parent-style-name="Standard_20__28_user_29_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paragraph-properties fo:margin-top="0cm" fo:margin-bottom="0cm" style:contextual-spacing="false"/>
      <style:text-properties style:font-name="Times New Roman" fo:font-size="14pt" fo:language="en" fo:country="US" style:font-size-asian="14pt" style:language-asian="en" style:country-asian="US" style:font-name-complex="Times New Roman1" style:font-size-complex="14pt" style:font-weight-complex="bold"/>
    </style:style>
    <style:style style:name="P10" style:family="paragraph" style:parent-style-name="Standard_20__28_user_29_">
      <style:paragraph-properties fo:margin-top="0cm" fo:margin-bottom="0cm" style:contextual-spacing="false"/>
      <style:text-properties style:font-name="Times New Roman" fo:font-size="10pt" style:font-size-asian="10pt" style:font-name-complex="Times New Roman1" style:font-size-complex="10pt"/>
    </style:style>
    <style:style style:name="P11" style:family="paragraph" style:parent-style-name="Standard_20__28_user_29_">
      <style:paragraph-properties fo:text-align="center" style:justify-single-word="false"/>
    </style:style>
    <style:style style:name="P12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4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1" style:family="paragraph" style:parent-style-name="Standard_20__28_user_29_">
      <style:paragraph-properties fo:margin-left="-0.25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017cm"/>
        </style:tab-stops>
      </style:paragraph-properties>
      <style:text-properties style:font-name="Times New Roman" style:font-name-complex="Times New Roman1"/>
    </style:style>
    <style:style style:name="P22" style:family="paragraph" style:parent-style-name="Standard_20__28_user_29_">
      <style:paragraph-properties fo:margin-top="0cm" fo:margin-bottom="0.282cm" style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_20__28_user_29_">
      <style:paragraph-properties fo:margin-top="0cm" fo:margin-bottom="0.282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List_20_Paragraph" style:list-style-name="WWNum14"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List_20_Paragraph" style:list-style-name="WWNum15"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List_20_Paragraph" style:list-style-name="WWNum16"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List_20_Paragraph" style:list-style-name="WWNum17"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List_20_Paragraph" style:list-style-name="WWNum18"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2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fo:color="#000000" loext:opacity="100%"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3" style:family="paragraph" style:parent-style-name="Standard" style:list-style-name="">
      <style:paragraph-properties fo:margin-left="0cm" fo:margin-right="0cm" fo:margin-top="0.353cm" fo:margin-bottom="0cm" style:contextual-spacing="false" fo:line-height="105%" fo:text-align="center" style:justify-single-word="false" fo:keep-together="always" fo:text-indent="0cm" style:auto-text-indent="false" fo:keep-with-next="always" style:vertical-align="baseline"/>
      <style:text-properties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style:vertical-align="baseline"/>
      <style:text-properties style:font-name="Times New Roman" fo:font-size="14pt" officeooo:paragraph-rsid="000b4d0f" style:letter-kerning="true" style:font-name-asian="SimSun" style:font-size-asian="14pt" style:language-asian="en" style:country-asian="US" style:font-name-complex="Times New Roman1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officeooo:paragraph-rsid="000b4d0f"/>
    </style:style>
    <style:style style:name="P36" style:family="paragraph" style:parent-style-name="Standard">
      <style:paragraph-properties fo:margin-top="0cm" fo:margin-bottom="0cm" style:contextual-spacing="false" fo:line-height="100%" style:vertical-align="baseline"/>
      <style:text-properties officeooo:paragraph-rsid="000b4d0f"/>
    </style:style>
    <style:style style:name="P37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b4d0f"/>
    </style:style>
    <style:style style:name="P38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officeooo:rsid="000b4d0f" officeooo:paragraph-rsid="000b4d0f"/>
    </style:style>
    <style:style style:name="P39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officeooo:rsid="000c7f9c" officeooo:paragraph-rsid="000c7f9c"/>
    </style:style>
    <style:style style:name="P40" style:family="paragraph" style:parent-style-name="Standard">
      <style:paragraph-properties fo:margin-top="0cm" fo:margin-bottom="0.282cm" style:contextual-spacing="false" fo:line-height="100%"/>
      <style:text-properties fo:font-size="14pt" officeooo:paragraph-rsid="000eb5f7" style:font-size-asian="14pt" style:font-size-complex="14pt"/>
    </style:style>
    <style:style style:name="P41" style:family="paragraph" style:parent-style-name="Standard">
      <style:paragraph-properties fo:margin-top="0cm" fo:margin-bottom="0.282cm" style:contextual-spacing="false" fo:line-height="100%"/>
      <style:text-properties officeooo:paragraph-rsid="000eb5f7"/>
    </style:style>
    <style:style style:name="P42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_20__28_user_29_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2e3e8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c7f9c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06e68f" style:font-size-asian="14pt" style:font-weight-asian="bold" style:font-name-complex="Times New Roman1" style:font-size-complex="14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eb5f7" style:font-name-complex="Times New Roman1"/>
    </style:style>
    <style:style style:name="T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officeooo:rsid="0006e68f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officeooo:rsid="0012e3e8" style:letter-kerning="true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style:letter-kerning="true" style:font-name-asian="Times New Roman1" style:font-size-asian="14pt" style:language-asian="en" style:country-asian="US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4pt" style:letter-kerning="true" style:font-name-asian="SimSun" style:font-size-asian="14pt" style:language-asian="en" style:country-asian="US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5" style:family="text">
      <style:text-properties fo:color="#000000" loext:opacity="100%" style:font-weight-complex="bold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style:letter-kerning="true" style:font-name-asian="Times New Roman1" style:font-size-asian="14pt" style:language-asian="en" style:country-asian="US" style:font-name-complex="Times New Roman1" style:font-size-complex="14pt" style:font-weight-complex="bold"/>
    </style:style>
    <style:style style:name="T17" style:family="text">
      <style:text-properties style:font-name="FreeMono" fo:font-size="14pt" style:font-size-asian="14pt" style:font-name-complex="Times New Roman1" style:font-size-complex="14pt"/>
    </style:style>
    <style:style style:name="T18" style:family="text">
      <style:text-properties style:text-position="sub 58%" style:font-name="Times New Roman" fo:font-size="14pt" officeooo:rsid="000c7f9c" style:font-size-asian="14pt" style:font-name-complex="Times New Roman1" style:font-size-complex="14pt"/>
    </style:style>
    <style:style style:name="T19" style:family="text">
      <style:text-properties style:text-position="0% 100%" style:font-name="Times New Roman" fo:font-size="14pt" style:font-size-asian="14pt" style:font-name-complex="Times New Roman1" style:font-size-complex="14pt"/>
    </style:style>
    <style:style style:name="T20" style:family="text">
      <style:text-properties style:text-position="0% 100%" style:font-name="Times New Roman" fo:font-size="14pt" officeooo:rsid="000c7f9c" style:font-size-asian="14pt" style:font-name-complex="Times New Roman1" style:font-size-complex="14pt"/>
    </style:style>
    <style:style style:name="T21" style:family="text">
      <style:text-properties style:text-position="0% 100%" style:font-name="Times New Roman" fo:font-size="14pt" officeooo:rsid="000e3eb7" style:font-size-asian="14pt" style:font-name-complex="Times New Roman1" style:font-size-complex="14pt"/>
    </style:style>
    <style:style style:name="T22" style:family="text">
      <style:text-properties style:text-position="super 58%" style:font-name="Times New Roman" fo:font-size="14pt" officeooo:rsid="000c7f9c" style:font-size-asian="14pt" style:font-name-complex="Times New Roman1" style:font-size-complex="14pt"/>
    </style:style>
    <style:style style:name="T23" style:family="text"/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осковский Авиационный Институт</text:p>
      <text:p text:style-name="P18">(Национальный Исследовательский Университет)</text:p>
      <text:p text:style-name="P18">Факультет информационных технологий и прикладной математики</text:p>
      <text:p text:style-name="P18">Кафедра вычислительной математики и программирования</text:p>
      <text:p text:style-name="P13"/>
      <text:p text:style-name="P13"/>
      <text:p text:style-name="P11"><text:span text:style-name="T4">Лабораторная работа №</text:span><text:span text:style-name="T5">2</text:span><text:span text:style-name="T4"> по курсу</text:span></text:p>
      <text:p text:style-name="P15">«Операционные системы»</text:p>
      <text:p text:style-name="P15"/>
      <text:p text:style-name="P11"/>
      <text:p text:style-name="P12"/>
      <text:p text:style-name="P13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4"><text:span text:style-name="T8">Студент: </text:span><text:span text:style-name="T14">Ядров Артем Леонидович</text:span></text:p>
      <text:p text:style-name="P20"><text:span text:style-name="T8">Группа: М8О-</text:span><text:span text:style-name="T9">2</text:span><text:span text:style-name="T8">0</text:span><text:span text:style-name="T9">8</text:span><text:span text:style-name="T8">Б-</text:span><text:span text:style-name="T9">20</text:span></text:p>
      <text:p text:style-name="P20"><text:span text:style-name="T8">Вариант: </text:span><text:span text:style-name="T9">12</text:span></text:p>
      <text:p text:style-name="P2">Преподаватель: Миронов Евгений Сергеевич</text:p>
      <text:p text:style-name="P2">Оценка: ___________</text:p>
      <text:p text:style-name="P2">Дата: ___________</text:p>
      <text:p text:style-name="P2">Подпись: ___________</text:p>
      <text:p text:style-name="P3"/>
      <text:p text:style-name="P3"/>
      <text:p text:style-name="P3">Москва, 2021</text:p>
      <text:p text:style-name="P16"><text:soft-page-break/>Содержание</text:p>
      <text:list xml:id="list1373378326" text:style-name="WWNum12">
        <text:list-item text:start-value="1">
          <text:p text:style-name="P24">Репозиторий</text:p>
        </text:list-item>
        <text:list-item text:style-override="WWNum13">
          <text:p text:style-name="P25">Постановка задачи</text:p>
        </text:list-item>
        <text:list-item text:style-override="WWNum14">
          <text:p text:style-name="P26">Общие сведения о программе</text:p>
        </text:list-item>
        <text:list-item text:style-override="WWNum15">
          <text:p text:style-name="P27">Общий метод и алгоритм решения</text:p>
        </text:list-item>
        <text:list-item text:style-override="WWNum16">
          <text:p text:style-name="P28">Исходный код</text:p>
        </text:list-item>
        <text:list-item text:style-override="WWNum17">
          <text:p text:style-name="P29">Демонстрация работы программы</text:p>
        </text:list-item>
        <text:list-item text:style-override="WWNum18">
          <text:p text:style-name="P30">Выводы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oft-page-break/>Репозиторий</text:p>
      <text:p text:style-name="Standard_20__28_user_29_"><text:span text:style-name="Internet_20_link"><text:span text:style-name="T1">https://github.com/Yadroff/OS/tree/master/2_lab</text:span></text:span></text:p>
      <text:p text:style-name="P17"/>
      <text:p text:style-name="P16">Постановка задачи</text:p>
      <text:h text:style-name="P32" text:outline-level="2">Цель работы</text:h>
      <text:p text:style-name="P35"><text:span text:style-name="T13">Приобретение практических навыков в:</text:span></text:p>
      <text:p text:style-name="P35"><text:span text:style-name="T13">· Управление потоками в ОС</text:span></text:p>
      <text:p text:style-name="P34"><text:span text:style-name="T15">· Обеспечение синхронизации между потоками</text:span></text:p>
      <text:h text:style-name="P33" text:outline-level="2">Задание</text:h>
      <text:p text:style-name="P35"><text:span text:style-name="T12">Составить программу на языке Си, обрабатывающую данные в многопоточном режиме. При обработке использовать стандартные средства создания потоков операционной системы (Windows/Unix). Ограничение потоков должно быть задано ключом запуска программы.<text:line-break/>Необходимо уметь продемонстрировать количество потоков, используемых программой, с помощью стандартных средств операционной системы. </text:span></text:p>
      <text:p text:style-name="P35"><text:span text:style-name="T12">Привести исследование зависимости ускорения и эффективности алгоритма от входящих данных и количества потоков. Объяснить получившиеся результаты. </text:span></text:p>
      <text:p text:style-name="P36"><text:span text:style-name="T10">Вариант 1</text:span><text:span text:style-name="T11">6</text:span><text:span text:style-name="T10">: </text:span><text:span text:style-name="T16">Задаётся радиус окружности. Необходимо с помощью метода Монте-Карло рассчитать её площадь</text:span></text:p>
      <text:p text:style-name="P21"/>
      <text:p text:style-name="P8">Общие сведения о программе</text:p>
      <text:p text:style-name="P37"><text:span text:style-name="T1">Программа написана на языке Си в UNIX-подобной операционной системе (</text:span><text:span text:style-name="T2">Fedora 34</text:span><text:span text:style-name="T1">). Для компиляции программы требуется указать ключ -</text:span><text:span text:style-name="T17">pthread</text:span><text:span text:style-name="T1">. Для запуска программы в качестве 1 аргумента командной строки необходимо указать </text:span><text:span text:style-name="T2">радиус окружности</text:span><text:span text:style-name="T1">, в качестве 2 аргумента ‑</text:span><text:span text:style-name="T2">­</text:span><text:span text:style-name="T1"> </text:span><text:span text:style-name="T2">количество проверяемых точек, в качестве 3 аргумента ‑­ количество потоков</text:span><text:span text:style-name="T1">.</text:span></text:p>
      <text:list xml:id="list3079328682" text:style-name="WWNum1">
        <text:list-header>
          <text:p text:style-name="P31"><text:span text:style-name="T1"/></text:p>
        </text:list-header>
      </text:list>
      <text:p text:style-name="P6"/>
      <text:p text:style-name="P8">Общий метод и алгоритм решения</text:p>
      <text:p text:style-name="P38"><text:span text:style-name="T1">Пусть на вход от пользователя поступило n точек и m потоков. Тогда каждый поток будет обрабатывать n/m точек. Чтобы избежать работы с критической областью памяти будем </text:span><text:span text:style-name="T3">хранить количество точек, попавших в круг и обрабатываемых i-м потоком, в динамическом массиве N. Тогда справедлива следующая формула:</text:span></text:p>
      <text:p text:style-name="P38"><text:soft-page-break/><text:span text:style-name="T3"><draw:frame draw:style-name="fr1" draw:name="Объект1" text:anchor-type="as-char" svg:y="-1.291cm" svg:width="2.621cm" svg:height="1.73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 которая равносильна формуле:</text:span></text:p>
      <text:p text:style-name="P38"><text:span text:style-name="T3"><draw:frame draw:style-name="fr1" draw:name="Объект2" text:anchor-type="as-char" svg:y="-0.713cm" svg:width="2.621cm" svg:height="1.15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, где S</text:span><text:span text:style-name="T18">кв</text:span><text:span text:style-name="T20"> — площадь описанного вокруг окружности квадрата, то есть S</text:span><text:span text:style-name="T18">кв </text:span><text:span text:style-name="T20"><text:s/>= (2*R)</text:span><text:span text:style-name="T22">2</text:span><text:span text:style-name="T20"> = 4*R</text:span><text:span text:style-name="T22">2</text:span><text:span text:style-name="T20">, где R — радиус окружности.</text:span></text:p>
      <text:p text:style-name="P39"><text:span text:style-name="T20">И</text:span><text:span text:style-name="T19">так, каждый поток обрабатывает n/m точек. Для этого генерируется случайная точка с координатами x, y, лежащая в пределах квадрата <text:s/></text:span><text:span text:style-name="T19"><draw:frame draw:style-name="fr1" draw:name="Объект3" text:anchor-type="as-char" svg:y="-0.386cm" svg:width="4.032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9">. </text:span><text:span text:style-name="T21">При этом если точка лежит в пределах круга (удовлетворяет неравенству </text:span><text:span text:style-name="T21"><draw:frame draw:style-name="fr1" draw:name="Объект4" text:anchor-type="as-char" svg:y="-0.437cm" svg:width="2.021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1">) , то инкрементируется значение N[i]. В качестве аргумента поток принимает количество обрабатываемых точек и номер i. После завершения работы всех потоков выводится площадь, вычисленная методом Монте-Карло и стандартным методом.</text:span></text:p>
      <text:p text:style-name="P7"/>
      <text:p text:style-name="P8">Исходный код</text:p>
      <text:p text:style-name="P9">main.cpp</text:p>
      <text:p text:style-name="P14"/>
      <text:p text:style-name="P43"><text:span text:style-name="comment0_5f_c">#include &lt;stdio.h&gt;</text:span></text:p>
      <text:p text:style-name="P43"><text:span text:style-name="comment0_5f_c">#include &lt;math.h&gt;</text:span></text:p>
      <text:p text:style-name="P43"><text:span text:style-name="comment0_5f_c">#include &lt;pthread.h&gt;</text:span></text:p>
      <text:p text:style-name="P43"><text:span text:style-name="comment0_5f_c">#include &lt;stdlib.h&gt;</text:span></text:p>
      <text:p text:style-name="P43"><text:span text:style-name="comment0_5f_c">#include &lt;time.h&gt;</text:span></text:p>
      <text:p text:style-name="P43"><text:span text:style-name="string_5f_c"/></text:p>
      <text:p text:style-name="P43"><text:span text:style-name="keyword3_5f_c">int</text:span><text:span text:style-name="string_5f_c"> R</text:span><text:span text:style-name="symbol0_5f_c">;</text:span></text:p>
      <text:p text:style-name="P43"><text:span text:style-name="keyword3_5f_c">int</text:span><text:span text:style-name="string_5f_c"> </text:span><text:span text:style-name="symbol0_5f_c">*</text:span><text:span text:style-name="string_5f_c">N</text:span><text:span text:style-name="symbol0_5f_c">;</text:span></text:p>
      <text:p text:style-name="P43"><text:span text:style-name="keyword3_5f_c">typedef</text:span><text:span text:style-name="string_5f_c"> </text:span><text:span text:style-name="keyword3_5f_c">struct</text:span><text:span text:style-name="string_5f_c"> arguments </text:span><text:span text:style-name="symbol0_5f_c">{</text:span></text:p>
      <text:p text:style-name="P43"><text:span text:style-name="string_5f_c"><text:s text:c="4"/></text:span><text:span text:style-name="keyword3_5f_c">int</text:span><text:span text:style-name="string_5f_c"> points</text:span><text:span text:style-name="symbol0_5f_c">;</text:span></text:p>
      <text:p text:style-name="P43"><text:span text:style-name="string_5f_c"><text:s text:c="4"/></text:span><text:span text:style-name="keyword3_5f_c">int</text:span><text:span text:style-name="string_5f_c"> i</text:span><text:span text:style-name="symbol0_5f_c">;</text:span></text:p>
      <text:p text:style-name="P43"><text:span text:style-name="symbol0_5f_c">}</text:span><text:span text:style-name="string_5f_c"> Arg</text:span><text:span text:style-name="symbol0_5f_c">;</text:span></text:p>
      <text:p text:style-name="P43"><text:span text:style-name="string_5f_c"/></text:p>
      <text:p text:style-name="P43"><text:span text:style-name="keyword3_5f_c">double</text:span><text:span text:style-name="string_5f_c"> get_rand</text:span><text:span text:style-name="symbol0_5f_c">()</text:span><text:span text:style-name="string_5f_c"> </text:span><text:span text:style-name="symbol0_5f_c">{</text:span><text:span text:style-name="string_5f_c"> </text:span><text:span text:style-name="symbol0_5f_c">//</text:span><text:span text:style-name="string_5f_c"> </text:span><text:span text:style-name="keyword0_5f_c">return</text:span><text:span text:style-name="string_5f_c"> random </text:span><text:span text:style-name="keyword3_5f_c">double</text:span><text:span text:style-name="string_5f_c"> from </text:span><text:span text:style-name="number_5f_c">0</text:span><text:span text:style-name="string_5f_c"> to </text:span><text:span text:style-name="number_5f_c">1</text:span></text:p>
      <text:p text:style-name="P43"><text:soft-page-break/><text:span text:style-name="string_5f_c"><text:s text:c="4"/></text:span><text:span text:style-name="keyword0_5f_c">return</text:span><text:span text:style-name="string_5f_c"> </text:span><text:span text:style-name="symbol0_5f_c">((</text:span><text:span text:style-name="keyword3_5f_c">double</text:span><text:span text:style-name="symbol0_5f_c">)</text:span><text:span text:style-name="string_5f_c"> rand</text:span><text:span text:style-name="symbol0_5f_c">())</text:span><text:span text:style-name="string_5f_c"> </text:span><text:span text:style-name="symbol0_5f_c">/</text:span><text:span text:style-name="string_5f_c"> RAND_MAX</text:span><text:span text:style-name="symbol0_5f_c">;</text:span></text:p>
      <text:p text:style-name="P43"><text:span text:style-name="symbol0_5f_c">}</text:span></text:p>
      <text:p text:style-name="P43"><text:span text:style-name="string_5f_c"/></text:p>
      <text:p text:style-name="P43"><text:span text:style-name="keyword3_5f_c">double</text:span><text:span text:style-name="string_5f_c"> get_rand_range</text:span><text:span text:style-name="symbol0_5f_c">(</text:span><text:span text:style-name="keyword3_5f_c">double</text:span><text:span text:style-name="string_5f_c"> min</text:span><text:span text:style-name="symbol0_5f_c">,</text:span><text:span text:style-name="string_5f_c"> </text:span><text:span text:style-name="keyword3_5f_c">double</text:span><text:span text:style-name="string_5f_c"> max</text:span><text:span text:style-name="symbol0_5f_c">)</text:span><text:span text:style-name="string_5f_c"> </text:span><text:span text:style-name="symbol0_5f_c">{</text:span><text:span text:style-name="string_5f_c"> </text:span><text:span text:style-name="symbol0_5f_c">//</text:span><text:span text:style-name="string_5f_c"> </text:span><text:span text:style-name="keyword0_5f_c">return</text:span><text:span text:style-name="string_5f_c"> random </text:span><text:span text:style-name="keyword3_5f_c">double</text:span><text:span text:style-name="string_5f_c"> from min to max</text:span></text:p>
      <text:p text:style-name="P43"><text:span text:style-name="string_5f_c"><text:s text:c="4"/></text:span><text:span text:style-name="keyword0_5f_c">return</text:span><text:span text:style-name="string_5f_c"> get_rand</text:span><text:span text:style-name="symbol0_5f_c">()</text:span><text:span text:style-name="string_5f_c"> </text:span><text:span text:style-name="symbol0_5f_c">*</text:span><text:span text:style-name="string_5f_c"> </text:span><text:span text:style-name="symbol0_5f_c">(</text:span><text:span text:style-name="string_5f_c">max </text:span><text:span text:style-name="symbol0_5f_c">-</text:span><text:span text:style-name="string_5f_c"> min</text:span><text:span text:style-name="symbol0_5f_c">)</text:span><text:span text:style-name="string_5f_c"> </text:span><text:span text:style-name="symbol0_5f_c">+</text:span><text:span text:style-name="string_5f_c"> min</text:span><text:span text:style-name="symbol0_5f_c">;</text:span></text:p>
      <text:p text:style-name="P43"><text:span text:style-name="symbol0_5f_c">}</text:span></text:p>
      <text:p text:style-name="P43"><text:span text:style-name="string_5f_c"/></text:p>
      <text:p text:style-name="P43"><text:span text:style-name="keyword3_5f_c">void</text:span><text:span text:style-name="string_5f_c"> </text:span><text:span text:style-name="symbol0_5f_c">*</text:span><text:span text:style-name="string_5f_c">thread_function</text:span><text:span text:style-name="symbol0_5f_c">(</text:span><text:span text:style-name="keyword3_5f_c">void</text:span><text:span text:style-name="string_5f_c"> </text:span><text:span text:style-name="symbol0_5f_c">*</text:span><text:span text:style-name="string_5f_c">args</text:span><text:span text:style-name="symbol0_5f_c">)</text:span><text:span text:style-name="string_5f_c"> </text:span><text:span text:style-name="symbol0_5f_c">{</text:span><text:span text:style-name="string_5f_c"> </text:span><text:span text:style-name="symbol0_5f_c">//</text:span><text:span text:style-name="string_5f_c"> create n random points of square size </text:span><text:span text:style-name="number_5f_c">2</text:span><text:span text:style-name="symbol0_5f_c">*</text:span><text:span text:style-name="string_5f_c">R and check </text:span><text:span text:style-name="keyword0_5f_c">if</text:span><text:span text:style-name="string_5f_c"> point at circle</text:span></text:p>
      <text:p text:style-name="P43"><text:span text:style-name="string_5f_c"><text:s text:c="4"/>Arg </text:span><text:span text:style-name="symbol0_5f_c">*</text:span><text:span text:style-name="string_5f_c">arg </text:span><text:span text:style-name="symbol0_5f_c">=</text:span><text:span text:style-name="string_5f_c"> </text:span><text:span text:style-name="symbol0_5f_c">(</text:span><text:span text:style-name="string_5f_c">Arg </text:span><text:span text:style-name="symbol0_5f_c">*)</text:span><text:span text:style-name="string_5f_c"> args</text:span><text:span text:style-name="symbol0_5f_c">;</text:span></text:p>
      <text:p text:style-name="P43"><text:span text:style-name="string_5f_c"><text:s text:c="4"/></text:span><text:span text:style-name="keyword3_5f_c">int</text:span><text:span text:style-name="string_5f_c"> n </text:span><text:span text:style-name="symbol0_5f_c">=</text:span><text:span text:style-name="string_5f_c"> arg</text:span><text:span text:style-name="symbol0_5f_c">-&gt;</text:span><text:span text:style-name="string_5f_c">points</text:span><text:span text:style-name="symbol0_5f_c">;</text:span></text:p>
      <text:p text:style-name="P43"><text:span text:style-name="string_5f_c"><text:s text:c="4"/></text:span><text:span text:style-name="keyword3_5f_c">int</text:span><text:span text:style-name="string_5f_c"> i </text:span><text:span text:style-name="symbol0_5f_c">=</text:span><text:span text:style-name="string_5f_c"> arg</text:span><text:span text:style-name="symbol0_5f_c">-&gt;</text:span><text:span text:style-name="string_5f_c">i</text:span><text:span text:style-name="symbol0_5f_c">;</text:span></text:p>
      <text:p text:style-name="P43"><text:span text:style-name="string_5f_c"><text:s text:c="4"/></text:span><text:span text:style-name="keyword0_5f_c">for</text:span><text:span text:style-name="string_5f_c"> </text:span><text:span text:style-name="symbol0_5f_c">(</text:span><text:span text:style-name="keyword3_5f_c">int</text:span><text:span text:style-name="string_5f_c"> j </text:span><text:span text:style-name="symbol0_5f_c">=</text:span><text:span text:style-name="string_5f_c"> </text:span><text:span text:style-name="number_5f_c">0</text:span><text:span text:style-name="symbol0_5f_c">;</text:span><text:span text:style-name="string_5f_c"> j </text:span><text:span text:style-name="symbol0_5f_c">&lt;</text:span><text:span text:style-name="string_5f_c"> n</text:span><text:span text:style-name="symbol0_5f_c">;</text:span><text:span text:style-name="string_5f_c"> j</text:span><text:span text:style-name="symbol0_5f_c">++)</text:span><text:span text:style-name="string_5f_c"> </text:span><text:span text:style-name="symbol0_5f_c">{</text:span></text:p>
      <text:p text:style-name="P43"><text:span text:style-name="string_5f_c"><text:s text:c="8"/></text:span><text:span text:style-name="keyword3_5f_c">double</text:span><text:span text:style-name="string_5f_c"> x </text:span><text:span text:style-name="symbol0_5f_c">=</text:span><text:span text:style-name="string_5f_c"> get_rand_range</text:span><text:span text:style-name="symbol0_5f_c">(-</text:span><text:span text:style-name="string_5f_c">R</text:span><text:span text:style-name="symbol0_5f_c">,</text:span><text:span text:style-name="string_5f_c"> R</text:span><text:span text:style-name="symbol0_5f_c">);</text:span></text:p>
      <text:p text:style-name="P43"><text:span text:style-name="string_5f_c"><text:s text:c="8"/></text:span><text:span text:style-name="keyword3_5f_c">double</text:span><text:span text:style-name="string_5f_c"> y </text:span><text:span text:style-name="symbol0_5f_c">=</text:span><text:span text:style-name="string_5f_c"> get_rand_range</text:span><text:span text:style-name="symbol0_5f_c">(-</text:span><text:span text:style-name="string_5f_c">R</text:span><text:span text:style-name="symbol0_5f_c">,</text:span><text:span text:style-name="string_5f_c"> R</text:span><text:span text:style-name="symbol0_5f_c">);</text:span></text:p>
      <text:p text:style-name="P43"><text:span text:style-name="string_5f_c"><text:s text:c="8"/></text:span><text:span text:style-name="keyword0_5f_c">if</text:span><text:span text:style-name="string_5f_c"> </text:span><text:span text:style-name="symbol0_5f_c">(</text:span><text:span text:style-name="string_5f_c">x </text:span><text:span text:style-name="symbol0_5f_c">*</text:span><text:span text:style-name="string_5f_c"> x </text:span><text:span text:style-name="symbol0_5f_c">+</text:span><text:span text:style-name="string_5f_c"> y </text:span><text:span text:style-name="symbol0_5f_c">*</text:span><text:span text:style-name="string_5f_c"> y </text:span><text:span text:style-name="symbol0_5f_c">&lt;=</text:span><text:span text:style-name="string_5f_c"> R </text:span><text:span text:style-name="symbol0_5f_c">*</text:span><text:span text:style-name="string_5f_c"> R</text:span><text:span text:style-name="symbol0_5f_c">)</text:span><text:span text:style-name="string_5f_c"> </text:span><text:span text:style-name="symbol0_5f_c">{</text:span></text:p>
      <text:p text:style-name="P43"><text:span text:style-name="string_5f_c"><text:s text:c="12"/>N</text:span><text:span text:style-name="symbol0_5f_c">[</text:span><text:span text:style-name="string_5f_c">i</text:span><text:span text:style-name="symbol0_5f_c">]++;</text:span></text:p>
      <text:p text:style-name="P43"><text:span text:style-name="string_5f_c"><text:s text:c="8"/></text:span><text:span text:style-name="symbol0_5f_c">}</text:span></text:p>
      <text:p text:style-name="P43"><text:span text:style-name="string_5f_c"><text:s text:c="4"/></text:span><text:span text:style-name="symbol0_5f_c">}</text:span></text:p>
      <text:p text:style-name="P43"><text:span text:style-name="string_5f_c"><text:s text:c="4"/></text:span><text:span text:style-name="keyword0_5f_c">return</text:span><text:span text:style-name="string_5f_c"> </text:span><text:span text:style-name="keyword1_5f_c">NULL</text:span><text:span text:style-name="symbol0_5f_c">;</text:span></text:p>
      <text:p text:style-name="P43"><text:span text:style-name="symbol0_5f_c">}</text:span></text:p>
      <text:p text:style-name="P43"><text:span text:style-name="string_5f_c"/></text:p>
      <text:p text:style-name="P43"><text:span text:style-name="keyword3_5f_c">int</text:span><text:span text:style-name="string_5f_c"> main</text:span><text:span text:style-name="symbol0_5f_c">(</text:span><text:span text:style-name="keyword3_5f_c">int</text:span><text:span text:style-name="string_5f_c"> argc</text:span><text:span text:style-name="symbol0_5f_c">,</text:span><text:span text:style-name="string_5f_c"> </text:span><text:span text:style-name="keyword3_5f_c">char</text:span><text:span text:style-name="string_5f_c"> </text:span><text:span text:style-name="symbol0_5f_c">*</text:span><text:span text:style-name="string_5f_c">argv</text:span><text:span text:style-name="symbol0_5f_c">[])</text:span><text:span text:style-name="string_5f_c"> </text:span><text:span text:style-name="symbol0_5f_c">{</text:span></text:p>
      <text:p text:style-name="P43"><text:span text:style-name="string_5f_c"><text:s text:c="4"/></text:span><text:span text:style-name="keyword0_5f_c">if</text:span><text:span text:style-name="string_5f_c"> </text:span><text:span text:style-name="symbol0_5f_c">(</text:span><text:span text:style-name="string_5f_c">argc </text:span><text:span text:style-name="symbol0_5f_c">!=</text:span><text:span text:style-name="string_5f_c"> </text:span><text:span text:style-name="number_5f_c">4</text:span><text:span text:style-name="symbol0_5f_c">)</text:span><text:span text:style-name="string_5f_c"> </text:span><text:span text:style-name="symbol0_5f_c">{</text:span></text:p>
      <text:p text:style-name="P43"><text:span text:style-name="string_5f_c"><text:s text:c="8"/></text:span><text:span text:style-name="keyword2_5f_c">printf</text:span><text:span text:style-name="symbol0_5f_c">(</text:span><text:span text:style-name="string_5f_c">"Syntax: ./*executable_file_name* Radius Number_of_points Number_of_threads</text:span><text:span text:style-name="escaped_5f_c">\n</text:span><text:span text:style-name="string_5f_c">"</text:span><text:span text:style-name="symbol0_5f_c">);</text:span></text:p>
      <text:p text:style-name="P43"><text:span text:style-name="string_5f_c"><text:s text:c="8"/>exit</text:span><text:span text:style-name="symbol0_5f_c">(</text:span><text:span text:style-name="number_5f_c">1</text:span><text:span text:style-name="symbol0_5f_c">);</text:span></text:p>
      <text:p text:style-name="P43"><text:span text:style-name="string_5f_c"><text:s text:c="4"/></text:span><text:span text:style-name="symbol0_5f_c">}</text:span></text:p>
      <text:p text:style-name="P43"><text:span text:style-name="string_5f_c"><text:s text:c="4"/>R </text:span><text:span text:style-name="symbol0_5f_c">=</text:span><text:span text:style-name="string_5f_c"> atoi</text:span><text:span text:style-name="symbol0_5f_c">(</text:span><text:span text:style-name="string_5f_c">argv</text:span><text:span text:style-name="symbol0_5f_c">[</text:span><text:span text:style-name="number_5f_c">1</text:span><text:span text:style-name="symbol0_5f_c">]);</text:span></text:p>
      <text:p text:style-name="P43"><text:soft-page-break/><text:span text:style-name="string_5f_c"><text:s text:c="4"/></text:span><text:span text:style-name="keyword3_5f_c">int</text:span><text:span text:style-name="string_5f_c"> points_num </text:span><text:span text:style-name="symbol0_5f_c">=</text:span><text:span text:style-name="string_5f_c"> atoi</text:span><text:span text:style-name="symbol0_5f_c">(</text:span><text:span text:style-name="string_5f_c">argv</text:span><text:span text:style-name="symbol0_5f_c">[</text:span><text:span text:style-name="number_5f_c">2</text:span><text:span text:style-name="symbol0_5f_c">]),</text:span><text:span text:style-name="string_5f_c"> threads_num </text:span><text:span text:style-name="symbol0_5f_c">=</text:span><text:span text:style-name="string_5f_c"> atoi</text:span><text:span text:style-name="symbol0_5f_c">(</text:span><text:span text:style-name="string_5f_c">argv</text:span><text:span text:style-name="symbol0_5f_c">[</text:span><text:span text:style-name="number_5f_c">3</text:span><text:span text:style-name="symbol0_5f_c">]);</text:span></text:p>
      <text:p text:style-name="P43"><text:span text:style-name="string_5f_c"><text:s text:c="4"/>N </text:span><text:span text:style-name="symbol0_5f_c">=</text:span><text:span text:style-name="string_5f_c"> </text:span><text:span text:style-name="symbol0_5f_c">(</text:span><text:span text:style-name="keyword3_5f_c">int</text:span><text:span text:style-name="string_5f_c"> </text:span><text:span text:style-name="symbol0_5f_c">*)</text:span><text:span text:style-name="string_5f_c"> calloc</text:span><text:span text:style-name="symbol0_5f_c">(</text:span><text:span text:style-name="string_5f_c">threads_num</text:span><text:span text:style-name="symbol0_5f_c">,</text:span><text:span text:style-name="string_5f_c"> </text:span><text:span text:style-name="keyword3_5f_c">sizeof</text:span><text:span text:style-name="symbol0_5f_c">(</text:span><text:span text:style-name="keyword3_5f_c">int</text:span><text:span text:style-name="symbol0_5f_c">));</text:span><text:span text:style-name="string_5f_c"> </text:span><text:span text:style-name="symbol0_5f_c">//</text:span><text:span text:style-name="string_5f_c"> array of number points at circle</text:span></text:p>
      <text:p text:style-name="P43"><text:span text:style-name="string_5f_c"><text:s text:c="4"/>srand</text:span><text:span text:style-name="symbol0_5f_c">(</text:span><text:span text:style-name="string_5f_c">time</text:span><text:span text:style-name="symbol0_5f_c">(</text:span><text:span text:style-name="keyword1_5f_c">NULL</text:span><text:span text:style-name="symbol0_5f_c">));</text:span></text:p>
      <text:p text:style-name="P43"><text:span text:style-name="string_5f_c"><text:s text:c="4"/>pthread_t </text:span><text:span text:style-name="symbol0_5f_c">*</text:span><text:span text:style-name="string_5f_c">threads </text:span><text:span text:style-name="symbol0_5f_c">=</text:span><text:span text:style-name="string_5f_c"> </text:span><text:span text:style-name="symbol0_5f_c">(</text:span><text:span text:style-name="string_5f_c">pthread_t </text:span><text:span text:style-name="symbol0_5f_c">*)</text:span><text:span text:style-name="string_5f_c"> calloc</text:span><text:span text:style-name="symbol0_5f_c">(</text:span><text:span text:style-name="string_5f_c">threads_num</text:span><text:span text:style-name="symbol0_5f_c">,</text:span><text:span text:style-name="string_5f_c"> </text:span><text:span text:style-name="keyword3_5f_c">sizeof</text:span><text:span text:style-name="symbol0_5f_c">(</text:span><text:span text:style-name="string_5f_c">pthread_t</text:span><text:span text:style-name="symbol0_5f_c">));</text:span></text:p>
      <text:p text:style-name="P43"><text:span text:style-name="string_5f_c"><text:s text:c="4"/></text:span><text:span text:style-name="keyword0_5f_c">if</text:span><text:span text:style-name="string_5f_c"> </text:span><text:span text:style-name="symbol0_5f_c">(</text:span><text:span text:style-name="string_5f_c">threads </text:span><text:span text:style-name="symbol0_5f_c">==</text:span><text:span text:style-name="string_5f_c"> </text:span><text:span text:style-name="keyword1_5f_c">NULL</text:span><text:span text:style-name="symbol0_5f_c">)</text:span><text:span text:style-name="string_5f_c"> </text:span><text:span text:style-name="symbol0_5f_c">{</text:span></text:p>
      <text:p text:style-name="P43"><text:span text:style-name="string_5f_c"><text:s text:c="8"/></text:span><text:span text:style-name="keyword2_5f_c">printf</text:span><text:span text:style-name="symbol0_5f_c">(</text:span><text:span text:style-name="string_5f_c">"Can't allocate memory for threads</text:span><text:span text:style-name="escaped_5f_c">\n</text:span><text:span text:style-name="string_5f_c">"</text:span><text:span text:style-name="symbol0_5f_c">);</text:span></text:p>
      <text:p text:style-name="P43"><text:span text:style-name="string_5f_c"><text:s text:c="8"/>exit</text:span><text:span text:style-name="symbol0_5f_c">(</text:span><text:span text:style-name="number_5f_c">1</text:span><text:span text:style-name="symbol0_5f_c">);</text:span></text:p>
      <text:p text:style-name="P43"><text:span text:style-name="string_5f_c"><text:s text:c="4"/></text:span><text:span text:style-name="symbol0_5f_c">}</text:span></text:p>
      <text:p text:style-name="P43"><text:span text:style-name="string_5f_c"><text:s text:c="4"/></text:span><text:span text:style-name="keyword3_5f_c">int</text:span><text:span text:style-name="string_5f_c"> points_for_thread </text:span><text:span text:style-name="symbol0_5f_c">=</text:span><text:span text:style-name="string_5f_c"> points_num </text:span><text:span text:style-name="symbol0_5f_c">/</text:span><text:span text:style-name="string_5f_c"> threads_num</text:span><text:span text:style-name="symbol0_5f_c">;</text:span></text:p>
      <text:p text:style-name="P43"><text:span text:style-name="string_5f_c"><text:s text:c="4"/>Arg a</text:span><text:span text:style-name="symbol0_5f_c">;</text:span></text:p>
      <text:p text:style-name="P43"><text:span text:style-name="string_5f_c"><text:s text:c="4"/></text:span><text:span text:style-name="keyword0_5f_c">for</text:span><text:span text:style-name="string_5f_c"> </text:span><text:span text:style-name="symbol0_5f_c">(</text:span><text:span text:style-name="keyword3_5f_c">int</text:span><text:span text:style-name="string_5f_c"> i </text:span><text:span text:style-name="symbol0_5f_c">=</text:span><text:span text:style-name="string_5f_c"> </text:span><text:span text:style-name="number_5f_c">0</text:span><text:span text:style-name="symbol0_5f_c">;</text:span><text:span text:style-name="string_5f_c"> i </text:span><text:span text:style-name="symbol0_5f_c">&lt;</text:span><text:span text:style-name="string_5f_c"> threads_num</text:span><text:span text:style-name="symbol0_5f_c">;</text:span><text:span text:style-name="string_5f_c"> i</text:span><text:span text:style-name="symbol0_5f_c">++)</text:span><text:span text:style-name="string_5f_c"> </text:span><text:span text:style-name="symbol0_5f_c">{</text:span></text:p>
      <text:p text:style-name="P43"><text:span text:style-name="string_5f_c"><text:s text:c="8"/>a.</text:span><text:span text:style-name="member0_5f_c">points</text:span><text:span text:style-name="string_5f_c"> </text:span><text:span text:style-name="symbol0_5f_c">=</text:span><text:span text:style-name="string_5f_c"> points_for_thread </text:span><text:span text:style-name="symbol0_5f_c">+</text:span><text:span text:style-name="string_5f_c"> </text:span><text:span text:style-name="symbol0_5f_c">(</text:span><text:span text:style-name="string_5f_c">i </text:span><text:span text:style-name="symbol0_5f_c">&lt;</text:span><text:span text:style-name="string_5f_c"> </text:span><text:span text:style-name="symbol0_5f_c">(</text:span><text:span text:style-name="string_5f_c">points_num </text:span><text:span text:style-name="symbol0_5f_c">%</text:span><text:span text:style-name="string_5f_c"> threads_num</text:span><text:span text:style-name="symbol0_5f_c">));</text:span></text:p>
      <text:p text:style-name="P43"><text:span text:style-name="string_5f_c"><text:s text:c="8"/>a.</text:span><text:span text:style-name="member0_5f_c">i</text:span><text:span text:style-name="string_5f_c"> </text:span><text:span text:style-name="symbol0_5f_c">=</text:span><text:span text:style-name="string_5f_c"> i</text:span><text:span text:style-name="symbol0_5f_c">;</text:span></text:p>
      <text:p text:style-name="P43"><text:span text:style-name="string_5f_c"><text:s text:c="8"/></text:span><text:span text:style-name="keyword0_5f_c">if</text:span><text:span text:style-name="string_5f_c"> </text:span><text:span text:style-name="symbol0_5f_c">(</text:span><text:span text:style-name="string_5f_c">pthread_create</text:span><text:span text:style-name="symbol0_5f_c">(&amp;</text:span><text:span text:style-name="string_5f_c">threads</text:span><text:span text:style-name="symbol0_5f_c">[</text:span><text:span text:style-name="string_5f_c">i</text:span><text:span text:style-name="symbol0_5f_c">],</text:span><text:span text:style-name="string_5f_c"> </text:span><text:span text:style-name="keyword1_5f_c">NULL</text:span><text:span text:style-name="symbol0_5f_c">,</text:span><text:span text:style-name="string_5f_c"> thread_function</text:span><text:span text:style-name="symbol0_5f_c">,</text:span><text:span text:style-name="string_5f_c"> </text:span><text:span text:style-name="symbol0_5f_c">&amp;</text:span><text:span text:style-name="string_5f_c">a</text:span><text:span text:style-name="symbol0_5f_c">)</text:span><text:span text:style-name="string_5f_c"> </text:span><text:span text:style-name="symbol0_5f_c">!=</text:span><text:span text:style-name="string_5f_c"> </text:span><text:span text:style-name="number_5f_c">0</text:span><text:span text:style-name="symbol0_5f_c">)</text:span><text:span text:style-name="string_5f_c"> </text:span><text:span text:style-name="symbol0_5f_c">{</text:span></text:p>
      <text:p text:style-name="P43"><text:span text:style-name="string_5f_c"><text:s text:c="12"/></text:span><text:span text:style-name="keyword2_5f_c">printf</text:span><text:span text:style-name="symbol0_5f_c">(</text:span><text:span text:style-name="string_5f_c">"Can not create thread</text:span><text:span text:style-name="escaped_5f_c">\n</text:span><text:span text:style-name="string_5f_c">"</text:span><text:span text:style-name="symbol0_5f_c">);</text:span></text:p>
      <text:p text:style-name="P43"><text:span text:style-name="string_5f_c"><text:s text:c="12"/>exit</text:span><text:span text:style-name="symbol0_5f_c">(</text:span><text:span text:style-name="number_5f_c">1</text:span><text:span text:style-name="symbol0_5f_c">);</text:span></text:p>
      <text:p text:style-name="P43"><text:span text:style-name="string_5f_c"><text:s text:c="8"/></text:span><text:span text:style-name="symbol0_5f_c">}</text:span></text:p>
      <text:p text:style-name="P43"><text:span text:style-name="string_5f_c"><text:s text:c="4"/></text:span><text:span text:style-name="symbol0_5f_c">}</text:span></text:p>
      <text:p text:style-name="P43"><text:span text:style-name="string_5f_c"><text:s text:c="4"/></text:span><text:span text:style-name="keyword0_5f_c">for</text:span><text:span text:style-name="string_5f_c"> </text:span><text:span text:style-name="symbol0_5f_c">(</text:span><text:span text:style-name="keyword3_5f_c">int</text:span><text:span text:style-name="string_5f_c"> i </text:span><text:span text:style-name="symbol0_5f_c">=</text:span><text:span text:style-name="string_5f_c"> </text:span><text:span text:style-name="number_5f_c">0</text:span><text:span text:style-name="symbol0_5f_c">;</text:span><text:span text:style-name="string_5f_c"> i </text:span><text:span text:style-name="symbol0_5f_c">&lt;</text:span><text:span text:style-name="string_5f_c"> threads_num</text:span><text:span text:style-name="symbol0_5f_c">;</text:span><text:span text:style-name="string_5f_c"> i</text:span><text:span text:style-name="symbol0_5f_c">++)</text:span><text:span text:style-name="string_5f_c"> </text:span><text:span text:style-name="symbol0_5f_c">{</text:span></text:p>
      <text:p text:style-name="P43"><text:span text:style-name="string_5f_c"><text:s text:c="8"/></text:span><text:span text:style-name="keyword0_5f_c">if</text:span><text:span text:style-name="string_5f_c"> </text:span><text:span text:style-name="symbol0_5f_c">(</text:span><text:span text:style-name="string_5f_c">pthread_join</text:span><text:span text:style-name="symbol0_5f_c">(</text:span><text:span text:style-name="string_5f_c">threads</text:span><text:span text:style-name="symbol0_5f_c">[</text:span><text:span text:style-name="string_5f_c">i</text:span><text:span text:style-name="symbol0_5f_c">],</text:span><text:span text:style-name="string_5f_c"> </text:span><text:span text:style-name="keyword1_5f_c">NULL</text:span><text:span text:style-name="symbol0_5f_c">)</text:span><text:span text:style-name="string_5f_c"> </text:span><text:span text:style-name="symbol0_5f_c">!=</text:span><text:span text:style-name="string_5f_c"> </text:span><text:span text:style-name="number_5f_c">0</text:span><text:span text:style-name="symbol0_5f_c">)</text:span><text:span text:style-name="string_5f_c"> </text:span><text:span text:style-name="symbol0_5f_c">{</text:span></text:p>
      <text:p text:style-name="P43"><text:span text:style-name="string_5f_c"><text:s text:c="12"/></text:span><text:span text:style-name="keyword2_5f_c">printf</text:span><text:span text:style-name="symbol0_5f_c">(</text:span><text:span text:style-name="string_5f_c">"Join error</text:span><text:span text:style-name="escaped_5f_c">\n</text:span><text:span text:style-name="string_5f_c">"</text:span><text:span text:style-name="symbol0_5f_c">);</text:span></text:p>
      <text:p text:style-name="P43"><text:span text:style-name="string_5f_c"><text:s text:c="12"/>exit</text:span><text:span text:style-name="symbol0_5f_c">(</text:span><text:span text:style-name="number_5f_c">1</text:span><text:span text:style-name="symbol0_5f_c">);</text:span></text:p>
      <text:p text:style-name="P43"><text:span text:style-name="string_5f_c"><text:s text:c="8"/></text:span><text:span text:style-name="symbol0_5f_c">}</text:span></text:p>
      <text:p text:style-name="P43"><text:span text:style-name="string_5f_c"><text:s text:c="4"/></text:span><text:span text:style-name="symbol0_5f_c">}</text:span></text:p>
      <text:p text:style-name="P43"><text:span text:style-name="string_5f_c"><text:s text:c="4"/></text:span><text:span text:style-name="keyword3_5f_c">double</text:span><text:span text:style-name="string_5f_c"> n </text:span><text:span text:style-name="symbol0_5f_c">=</text:span><text:span text:style-name="string_5f_c"> </text:span><text:span text:style-name="number_5f_c">0</text:span><text:span text:style-name="symbol0_5f_c">;</text:span></text:p>
      <text:p text:style-name="P43"><text:span text:style-name="string_5f_c"><text:s text:c="4"/></text:span><text:span text:style-name="keyword0_5f_c">for</text:span><text:span text:style-name="string_5f_c"> </text:span><text:span text:style-name="symbol0_5f_c">(</text:span><text:span text:style-name="keyword3_5f_c">int</text:span><text:span text:style-name="string_5f_c"> i </text:span><text:span text:style-name="symbol0_5f_c">=</text:span><text:span text:style-name="string_5f_c"> </text:span><text:span text:style-name="number_5f_c">0</text:span><text:span text:style-name="symbol0_5f_c">;</text:span><text:span text:style-name="string_5f_c"> i </text:span><text:span text:style-name="symbol0_5f_c">&lt;</text:span><text:span text:style-name="string_5f_c"> threads_num</text:span><text:span text:style-name="symbol0_5f_c">;</text:span><text:span text:style-name="string_5f_c"> i</text:span><text:span text:style-name="symbol0_5f_c">++)</text:span><text:span text:style-name="string_5f_c"> </text:span><text:span text:style-name="symbol0_5f_c">{</text:span><text:span text:style-name="string_5f_c"> </text:span><text:span text:style-name="symbol0_5f_c">//</text:span><text:span text:style-name="string_5f_c"> calculate points at circle</text:span></text:p>
      <text:p text:style-name="P43"><text:span text:style-name="string_5f_c"><text:s text:c="8"/>n </text:span><text:span text:style-name="symbol0_5f_c">+=</text:span><text:span text:style-name="string_5f_c"> N</text:span><text:span text:style-name="symbol0_5f_c">[</text:span><text:span text:style-name="string_5f_c">i</text:span><text:span text:style-name="symbol0_5f_c">]</text:span><text:span text:style-name="string_5f_c"> </text:span><text:span text:style-name="symbol0_5f_c">/</text:span><text:span text:style-name="string_5f_c"> </text:span><text:span text:style-name="number_5f_c">1.0</text:span><text:span text:style-name="string_5f_c"> </text:span><text:span text:style-name="symbol0_5f_c">/</text:span><text:span text:style-name="string_5f_c"> points_num</text:span><text:span text:style-name="symbol0_5f_c">;</text:span></text:p>
      <text:p text:style-name="P43"><text:span text:style-name="string_5f_c"><text:s text:c="4"/></text:span><text:span text:style-name="symbol0_5f_c">}</text:span></text:p>
      <text:p text:style-name="P43"><text:span text:style-name="string_5f_c"><text:s text:c="4"/></text:span><text:span text:style-name="keyword2_5f_c">printf</text:span><text:span text:style-name="symbol0_5f_c">(</text:span><text:span text:style-name="string_5f_c">"Monte-Carlo Circle square is %.5f</text:span><text:span text:style-name="escaped_5f_c">\n</text:span><text:span text:style-name="string_5f_c">"</text:span><text:span text:style-name="symbol0_5f_c">,</text:span></text:p>
      <text:p text:style-name="P43"><text:soft-page-break/><text:span text:style-name="string_5f_c"><text:s text:c="11"/></text:span><text:span text:style-name="symbol0_5f_c">(</text:span><text:span text:style-name="keyword3_5f_c">double</text:span><text:span text:style-name="symbol0_5f_c">)</text:span><text:span text:style-name="string_5f_c"> </text:span><text:span text:style-name="number_5f_c">4</text:span><text:span text:style-name="string_5f_c"> </text:span><text:span text:style-name="symbol0_5f_c">*</text:span><text:span text:style-name="string_5f_c"> R </text:span><text:span text:style-name="symbol0_5f_c">*</text:span><text:span text:style-name="string_5f_c"> R </text:span><text:span text:style-name="symbol0_5f_c">*</text:span><text:span text:style-name="string_5f_c"> n</text:span><text:span text:style-name="symbol0_5f_c">);</text:span><text:span text:style-name="string_5f_c"> </text:span><text:span text:style-name="symbol0_5f_c">//</text:span><text:span text:style-name="string_5f_c"> </text:span><text:span text:style-name="symbol0_5f_c">(</text:span><text:span text:style-name="string_5f_c">Circle Square</text:span><text:span text:style-name="symbol0_5f_c">)/(</text:span><text:span text:style-name="string_5f_c">Square of square with size </text:span><text:span text:style-name="number_5f_c">2</text:span><text:span text:style-name="symbol0_5f_c">*</text:span><text:span text:style-name="string_5f_c">R</text:span><text:span text:style-name="symbol0_5f_c">)</text:span><text:span text:style-name="string_5f_c"> </text:span><text:span text:style-name="symbol0_5f_c">=</text:span><text:span text:style-name="string_5f_c"> N</text:span><text:span text:style-name="symbol0_5f_c">/</text:span><text:span text:style-name="string_5f_c">M</text:span><text:span text:style-name="symbol0_5f_c">,</text:span><text:span text:style-name="string_5f_c"> where M </text:span><text:span text:style-name="symbol0_5f_c">=</text:span><text:span text:style-name="string_5f_c"> points_num</text:span></text:p>
      <text:p text:style-name="P43"><text:span text:style-name="string_5f_c"><text:s text:c="4"/></text:span><text:span text:style-name="keyword2_5f_c">printf</text:span><text:span text:style-name="symbol0_5f_c">(</text:span><text:span text:style-name="string_5f_c">"Real Circle square is %.5f</text:span><text:span text:style-name="escaped_5f_c">\n</text:span><text:span text:style-name="string_5f_c">"</text:span><text:span text:style-name="symbol0_5f_c">,</text:span><text:span text:style-name="string_5f_c"> </text:span><text:span text:style-name="symbol0_5f_c">(</text:span><text:span text:style-name="keyword3_5f_c">double</text:span><text:span text:style-name="symbol0_5f_c">)</text:span><text:span text:style-name="string_5f_c"> M_PI </text:span><text:span text:style-name="symbol0_5f_c">*</text:span><text:span text:style-name="string_5f_c"> R </text:span><text:span text:style-name="symbol0_5f_c">*</text:span><text:span text:style-name="string_5f_c"> R</text:span><text:span text:style-name="symbol0_5f_c">);</text:span></text:p>
      <text:p text:style-name="P43"><text:span text:style-name="string_5f_c"><text:s text:c="4"/>free</text:span><text:span text:style-name="symbol0_5f_c">(</text:span><text:span text:style-name="string_5f_c">threads</text:span><text:span text:style-name="symbol0_5f_c">);</text:span></text:p>
      <text:p text:style-name="P43"><text:span text:style-name="string_5f_c"><text:s text:c="4"/></text:span><text:span text:style-name="keyword0_5f_c">return</text:span><text:span text:style-name="string_5f_c"> </text:span><text:span text:style-name="number_5f_c">0</text:span><text:span text:style-name="symbol0_5f_c">;</text:span></text:p>
      <text:p text:style-name="P43"><text:span text:style-name="symbol0_5f_c">}</text:span></text:p>
      <text:p text:style-name="P14"/>
      <text:p text:style-name="P16">Демонстрация работы программы</text:p>
      <text:p text:style-name="P5"><text:span text:style-name="symbol0_5f_bash">[Temi4@localhost OS]$ </text:span><text:span text:style-name="keyword2_5f_bash">cd</text:span><text:span text:style-name="symbol0_5f_bash"> 3_lab/src/</text:span></text:p>
      <text:p text:style-name="P5"><text:span text:style-name="symbol0_5f_bash">[Temi4@localhost src]$ </text:span><text:span text:style-name="keyword1_5f_bash">gcc</text:span><text:span text:style-name="symbol0_5f_bash"> main.</text:span><text:span text:style-name="keyword1_5f_bash">c</text:span><text:span text:style-name="symbol0_5f_bash"> </text:span><text:span text:style-name="regexp4_5f_bash">-pthread</text:span></text:p>
      <text:p text:style-name="P5"><text:span text:style-name="symbol0_5f_bash">[Temi4@localhost src]$ ./a.out</text:span></text:p>
      <text:p text:style-name="P5"><text:span text:style-name="symbol0_5f_bash">Syntax: ./*executable_file_name* Radius Number_of_points Number_of_threads</text:span></text:p>
      <text:p text:style-name="P5"><text:span text:style-name="symbol0_5f_bash">[Temi4@localhost src]$ ./a.out </text:span><text:span text:style-name="number_5f_bash">1</text:span><text:span text:style-name="symbol0_5f_bash"> </text:span><text:span text:style-name="number_5f_bash">100</text:span><text:span text:style-name="symbol0_5f_bash"> </text:span><text:span text:style-name="number_5f_bash">5</text:span></text:p>
      <text:p text:style-name="P5"><text:span text:style-name="symbol0_5f_bash">Monte-Carlo Circle square is </text:span><text:span text:style-name="number_5f_bash">3.12000</text:span></text:p>
      <text:p text:style-name="P5"><text:span text:style-name="symbol0_5f_bash">Real Circle square is </text:span><text:span text:style-name="number_5f_bash">3.14159</text:span></text:p>
      <text:p text:style-name="P5"><text:span text:style-name="symbol0_5f_bash">[Temi4@localhost src]$ ./a.out </text:span><text:span text:style-name="number_5f_bash">1</text:span><text:span text:style-name="symbol0_5f_bash"> </text:span><text:span text:style-name="number_5f_bash">100000</text:span><text:span text:style-name="symbol0_5f_bash"> </text:span><text:span text:style-name="number_5f_bash">8</text:span></text:p>
      <text:p text:style-name="P5"><text:span text:style-name="symbol0_5f_bash">Monte-Carlo Circle square is </text:span><text:span text:style-name="number_5f_bash">3.14156</text:span></text:p>
      <text:p text:style-name="P5"><text:span text:style-name="symbol0_5f_bash">Real Circle square is </text:span><text:span text:style-name="number_5f_bash">3.14159</text:span></text:p>
      <text:p text:style-name="P5"><text:span text:style-name="symbol0_5f_bash">[Temi4@localhost src]$ ./a.out </text:span><text:span text:style-name="number_5f_bash">4</text:span><text:span text:style-name="symbol0_5f_bash"> </text:span><text:span text:style-name="number_5f_bash">100000</text:span><text:span text:style-name="symbol0_5f_bash"> </text:span><text:span text:style-name="number_5f_bash">8</text:span></text:p>
      <text:p text:style-name="P5"><text:span text:style-name="symbol0_5f_bash">Monte-Carlo Circle square is </text:span><text:span text:style-name="number_5f_bash">50.08896</text:span></text:p>
      <text:p text:style-name="P5"><text:span text:style-name="symbol0_5f_bash">Real Circle square is </text:span><text:span text:style-name="number_5f_bash">50.26548</text:span></text:p>
      <text:p text:style-name="P10"/>
      <text:p text:style-name="P23">Выводы</text:p>
      <text:p text:style-name="P22"/>
      <text:p text:style-name="P41"><text:span text:style-name="T1">Язык Си позволяет пользователю взаимодействовать с потоками операционной системы. Для этого на Unix-подобных системах требуется подключить библиотеку pthread.h. </text:span></text:p>
      <text:p text:style-name="P41"><text:span text:style-name="T1">Создание потоков происходит быстрее, чем создание процессов, а все потоки используют одну и ту же область данных. Поэтому многопоточность – один из способов ускорить обработку каких-либо данных: выполнение однотипных, не зависящих друг от друга задач, можно поручить отдельным потокам, которые будут работать параллельно. </text:span></text:p>
      <text:p text:style-name="P40"><text:span text:style-name="T6">Средствами языка Си можно совершать системные запросы на создание потока, ожидания завершения потока, а также использовать различные примитивы синхронизации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/>
    </style:style>
    <style:style style:name="keyword2_5f_bash" style:display-name="keyword2_bash" style:family="text">
      <style:text-properties fo:color="#7a0874" loext:opacity="100%" fo:font-style="normal" fo:font-weight="bold"/>
    </style:style>
    <style:style style:name="symbol0_5f_bash" style:display-name="symbol0_bash" style:family="text">
      <style:text-properties fo:color="#000000" loext:opacity="100%" fo:font-style="normal" fo:font-weight="bold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member0_5f_c" style:display-name="member0_c" style:family="text">
      <style:text-properties fo:color="#202020" loext:opacity="100%" fo:font-style="normal" fo:font-weight="normal"/>
    </style:style>
    <style:style style:name="regexp4_5f_bash" style:display-name="regexp4_bash" style:family="text">
      <style:text-properties fo:color="#660033" loext:opacity="100%" fo:font-style="normal" fo:font-weight="normal"/>
    </style:style>
    <style:style style:name="number_5f_bash" style:display-name="number_bash" style:family="text">
      <style:text-properties fo:color="#000000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7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5:00</meta:creation-date>
    <meta:initial-creator>sindchess@gmail.com</meta:initial-creator>
    <dc:language>ru-RU</dc:language>
    <dc:date>2021-09-27T12:08:35.527450285</dc:date>
    <meta:editing-cycles>8</meta:editing-cycles>
    <meta:editing-duration>PT24M13S</meta:editing-duration>
    <meta:generator>LibreOffice/7.1.6.2.0$Linux_X86_64 LibreOffice_project/10$Build-2</meta:generator>
    <meta:document-statistic meta:table-count="0" meta:image-count="0" meta:object-count="4" meta:page-count="7" meta:paragraph-count="131" meta:word-count="829" meta:character-count="6073" meta:non-whitespace-character-count="505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sub>
          <mi>S</mi>
          <mi mathvariant="italic">кр</mi>
        </msub>
        <msub>
          <mi>S</mi>
          <mi mathvariant="italic">кв</mi>
        </msub>
      </mfrac>
      <mo stretchy="false">=</mo>
      <mfrac>
        <mrow>
          <mrow>
            <munderover>
              <mo stretchy="false">∑</mo>
              <mrow>
                <mi>i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i>N</mi>
          </mrow>
          <mrow>
            <mo fence="true" form="prefix" stretchy="false">[</mo>
            <mrow>
              <mi>i</mi>
            </mrow>
            <mo fence="true" form="postfix" stretchy="false">]</mo>
          </mrow>
        </mrow>
        <mi>n</mi>
      </mfrac>
    </mrow>
    <annotation encoding="StarMath 5.0">{S_кр} over {S_кв} = frac { sum from{i = 0} to{m-1} N[i] } {n}  </annotation>
  </semantics>
</math>
</file>

<file path=Object 2/content.xml><?xml version="1.0" encoding="utf-8"?>
<math xmlns="http://www.w3.org/1998/Math/MathML" display="block">
  <semantics>
    <mrow>
      <mfrac>
        <msub>
          <mi>S</mi>
          <mi mathvariant="italic">кр</mi>
        </msub>
        <msub>
          <mi>S</mi>
          <mi mathvariant="italic">кв</mi>
        </msub>
      </mfrac>
      <mo stretchy="false">=</mo>
      <mrow>
        <munderover>
          <mo stretchy="false">∑</mo>
          <mrow>
            <mi>i</mi>
            <mo stretchy="false">=</mo>
            <mn>1</mn>
          </mrow>
          <mrow>
            <mi>m</mi>
            <mo stretchy="false">−</mo>
            <mn>1</mn>
          </mrow>
        </munderover>
        <mfrac>
          <mrow>
            <mi>N</mi>
            <mrow>
              <mo fence="true" form="prefix" stretchy="false">[</mo>
              <mrow>
                <mi>i</mi>
              </mrow>
              <mo fence="true" form="postfix" stretchy="false">]</mo>
            </mrow>
          </mrow>
          <mi>n</mi>
        </mfrac>
      </mrow>
    </mrow>
    <annotation encoding="StarMath 5.0">frac { S_кр} {S_кв} = sum from {i = 1} to { m-1 } frac { N[i]} { n }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row>
            <mrow>
              <mo stretchy="false">−</mo>
              <mi>r</mi>
            </mrow>
            <mo stretchy="false">⩽</mo>
            <mi>x</mi>
            <mo stretchy="false">⩽</mo>
            <mi>r</mi>
          </mrow>
          <mrow>
            <mrow>
              <mi>,</mi>
              <mo stretchy="false">−</mo>
              <mi>r</mi>
            </mrow>
            <mo stretchy="false">⩽</mo>
            <mi>y</mi>
            <mo stretchy="false">⩽</mo>
            <mi>r</mi>
          </mrow>
        </mrow>
      </mrow>
      <mo fence="true" form="postfix" stretchy="false">)</mo>
    </mrow>
    <annotation encoding="StarMath 5.0">(-r leslant x leslant r, -r leslant y leslant r )   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⩽</mo>
      <msup>
        <mi>R</mi>
        <mn>2</mn>
      </msup>
    </mrow>
    <annotation encoding="StarMath 5.0">x^2 + y^2 leslant R^2 </annotation>
  </semantics>
</math>
</file>